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  <manifest:file-entry manifest:full-path="Pictures/100000010000028000000280111992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 style:parent-style-name="Frame_20_contents">
      <style:paragraph-properties fo:margin-top="0.035cm" fo:margin-bottom="0.353cm" style:contextual-spacing="false" fo:line-height="100%" fo:text-align="center" style:justify-single-word="false"/>
      <style:text-properties style:font-name="Ubuntu" fo:font-size="48pt" fo:font-weight="bold" officeooo:rsid="00133a5f" officeooo:paragraph-rsid="00133a5f" style:font-size-asian="48pt" style:font-weight-asian="bold" style:font-size-complex="48pt" style:font-weight-complex="bold"/>
    </style:style>
    <style:style style:name="P3" style:family="paragraph" style:parent-style-name="Frame_20_contents">
      <style:paragraph-properties fo:margin-top="0.035cm" fo:margin-bottom="0.353cm" style:contextual-spacing="false" fo:text-align="center" style:justify-single-word="false"/>
      <style:text-properties style:font-name="Ubuntu" fo:font-size="44pt" fo:font-weight="bold" officeooo:rsid="000f9894" officeooo:paragraph-rsid="000f9894" style:font-size-asian="44pt" style:font-weight-asian="bold" style:font-size-complex="4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5" style:family="paragraph">
      <loext:graphic-properties draw:fill="none" draw:fill-color="#ffffff"/>
      <style:text-properties style:font-name="C059" fo:font-size="80pt" fo:font-weight="bold" style:font-size-asian="80pt" style:font-weight-asian="bold" style:font-size-complex="80pt" style:font-weight-complex="bold"/>
    </style:style>
    <style:style style:name="T1" style:family="text">
      <style:text-properties style:font-name="C059" fo:font-size="80pt" fo:font-weight="bold" style:font-size-asian="80pt" style:font-weight-asian="bold" style:font-size-complex="80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-left="none" fo:border-right="none" fo:border-top="0.74pt dotted #000000" fo:border-bottom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-left="none" fo:border-right="none" fo:border-top="none" fo:border-bottom="0.74pt dotted #000000"/>
    </style:style>
    <style:style style:name="fr4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4.337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2" draw:style-name="gr2" draw:text-style-name="P5" svg:width="10.736cm" svg:height="4.338cm" svg:x="5.876cm" svg:y="4.163cm">
        <draw:text-box>
          <text:p><text:span text:style-name="T1">TOPIC</text:span></text:p>
        </draw:text-box>
      </draw:frame>
      <text:p text:style-name="Title"><draw:frame text:anchor-type="char" draw:z-index="1" draw:name="Picture 6" draw:style-name="gr1" draw:text-style-name="P1" svg:width="29.53cm" svg:height="21.005cm" draw:transform="rotate (-1.5707963267949) translate (18.4643888888889cm -2.45533333333333cm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1" text:anchor-type="char" svg:x="-0.476cm" svg:y="5.727cm" svg:width="16.722cm" draw:z-index="2"><draw:text-box fo:min-height="2.002cm"><text:p text:style-name="P2">Making a working ATM</text:p></draw:text-box></draw:frame><draw:frame draw:style-name="fr2" draw:name="Image1" text:anchor-type="char" svg:x="3.184cm" svg:y="10.818cm" svg:width="9.435cm" svg:height="8.788cm" draw:z-index="4"><draw:image xlink:href="Pictures/10000001000002800000028011199292.png" xlink:type="simple" xlink:show="embed" xlink:actuate="onLoad" draw:mime-type="image/png"/></draw:frame><draw:frame draw:style-name="fr3" draw:name="Frame3" text:anchor-type="char" svg:x="-0.626cm" svg:y="17.443cm" svg:width="16.722cm" draw:z-index="5"><draw:text-box fo:min-height="2.002cm"><text:p text:style-name="P3"/></draw:text-box></draw:frame><draw:frame draw:style-name="fr4" draw:name="Frame2" text:anchor-type="char" svg:x="2.54cm" svg:y="-24.885cm" svg:width="10.583cm" svg:height="2.925cm" draw:z-index="0"><draw:text-box><text:p text:style-name="P4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1</meta:editing-cycles>
    <meta:creation-date>2024-07-22T14:15:00</meta:creation-date>
    <dc:date>2024-10-04T23:03:27.300000000</dc:date>
    <meta:editing-duration>PT9H34M28S</meta:editing-duration>
    <meta:generator>LibreOffice/24.8.2.1$Windows_X86_64 LibreOffice_project/0f794b6e29741098670a3b95d60478a65d05ef13</meta:generator>
    <meta:print-date>2024-08-24T08:29:29.367371930</meta:print-date>
    <meta:document-statistic meta:table-count="0" meta:image-count="1" meta:object-count="0" meta:page-count="1" meta:paragraph-count="2" meta:word-count="5" meta:character-count="25" meta:non-whitespace-character-count="22"/>
    <meta:user-defined meta:name="AppVersion">12.0000</meta:user-defined>
    <meta:template xlink:type="simple" xlink:actuate="onRequest" xlink:title="Normal" xlink:href=""/>
  </office:meta>
</office:document-meta>
</file>